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Tahoma, Arial, Helvetica, sans-serif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font-size="16pt" style:font-size-asian="16pt" style:font-size-complex="16pt"/>
    </style:style>
    <style:style style:name="P2" style:family="paragraph" style:parent-style-name="List_20_Paragraph">
      <style:text-properties fo:font-size="16pt" officeooo:rsid="001d83b6" officeooo:paragraph-rsid="001d83b6" style:font-size-asian="16pt" style:font-size-complex="16pt"/>
    </style:style>
    <style:style style:name="P3" style:family="paragraph" style:parent-style-name="List_20_Paragraph">
      <style:text-properties fo:font-size="16pt" officeooo:rsid="001d83b6" officeooo:paragraph-rsid="00250bb0" style:font-size-asian="16pt" style:font-size-complex="16pt"/>
    </style:style>
    <style:style style:name="P4" style:family="paragraph" style:parent-style-name="List_20_Paragraph">
      <style:text-properties fo:font-size="16pt" officeooo:rsid="001f4171" officeooo:paragraph-rsid="001f4171" style:font-size-asian="16pt" style:font-size-complex="16pt"/>
    </style:style>
    <style:style style:name="P5" style:family="paragraph" style:parent-style-name="List_20_Paragraph">
      <style:text-properties fo:font-size="16pt" officeooo:rsid="002100c7" officeooo:paragraph-rsid="002100c7" style:font-size-asian="16pt" style:font-size-complex="16pt"/>
    </style:style>
    <style:style style:name="P6" style:family="paragraph" style:parent-style-name="List_20_Paragraph">
      <style:text-properties fo:font-size="16pt" officeooo:rsid="0026278c" officeooo:paragraph-rsid="0026278c" style:font-size-asian="16pt" style:font-size-complex="16pt"/>
    </style:style>
    <style:style style:name="P7" style:family="paragraph" style:parent-style-name="List_20_Paragraph">
      <style:text-properties fo:color="#ce181e" fo:font-size="16pt" officeooo:paragraph-rsid="002100c7"/>
    </style:style>
    <style:style style:name="P8" style:family="paragraph" style:parent-style-name="List_20_Paragraph">
      <style:text-properties fo:color="#ce181e" fo:font-size="16pt" officeooo:rsid="002100c7" officeooo:paragraph-rsid="00225dfc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fo:font-size="16pt" officeooo:paragraph-rsid="001f4171" style:font-size-asian="16pt" style:font-size-complex="16pt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fo:color="#1e90ff" fo:font-size="16pt" officeooo:paragraph-rsid="001f4171" style:font-size-asian="16pt" style:font-size-complex="16pt"/>
    </style:style>
    <style:style style:name="P11" style:family="paragraph" style:parent-style-name="List_20_Paragraph" style:master-page-name="">
      <loext:graphic-properties draw:fill="none"/>
      <style:paragraph-properties fo:margin-left="0.5in" fo:margin-right="-0.6866in" fo:margin-top="0in" fo:margin-bottom="0.139in" loext:contextual-spacing="true" fo:line-height="115%" fo:text-align="start" style:justify-single-word="false" fo:orphans="2" fo:widows="2" fo:text-indent="-1in" style:auto-text-indent="false" style:page-number="auto" fo:background-color="transparent" style:writing-mode="lr-tb"/>
      <style:text-properties fo:color="#ce181e" fo:font-size="16pt" officeooo:paragraph-rsid="00225dfc"/>
    </style:style>
    <style:style style:name="P12" style:family="paragraph" style:parent-style-name="List_20_Paragraph" style:master-page-name="">
      <loext:graphic-properties draw:fill="none"/>
      <style:paragraph-properties fo:margin-left="0in" fo:margin-right="-0.8118in" fo:margin-top="0in" fo:margin-bottom="0.139in" loext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1e90ff" fo:font-size="16pt" officeooo:paragraph-rsid="001f4171" style:font-size-asian="16pt" style:font-size-complex="16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36pt" style:font-size-asian="36pt" style:font-size-complex="36pt"/>
    </style:style>
    <style:style style:name="P14" style:family="paragraph" style:parent-style-name="List_20_Paragraph">
      <style:text-properties fo:font-size="14pt" fo:font-style="italic" fo:font-weight="bold" style:font-size-asian="14pt" style:font-style-asian="italic" style:font-weight-asian="bold" style:font-size-complex="14pt"/>
    </style:style>
    <style:style style:name="P15" style:family="paragraph" style:parent-style-name="List_20_Paragraph" style:list-style-name="WWNum1">
      <style:text-properties fo:font-size="16pt" style:font-size-asian="16pt" style:font-size-complex="16pt"/>
    </style:style>
    <style:style style:name="P16" style:family="paragraph" style:parent-style-name="List_20_Paragraph" style:list-style-name="WWNum1">
      <style:text-properties fo:font-size="16pt" officeooo:paragraph-rsid="001d83b6" style:font-size-asian="16pt" style:font-size-complex="16pt"/>
    </style:style>
    <style:style style:name="P17" style:family="paragraph" style:parent-style-name="List_20_Paragraph" style:list-style-name="WWNum1">
      <style:text-properties fo:color="#1e90ff" fo:font-size="16pt" officeooo:rsid="001d83b6" officeooo:paragraph-rsid="00250bb0" style:font-size-asian="16pt" style:font-size-complex="16pt"/>
    </style:style>
    <style:style style:name="P18" style:family="paragraph" style:parent-style-name="List_20_Paragraph" style:list-style-name="WWNum1">
      <style:text-properties fo:color="#1e90ff" fo:font-size="16pt" officeooo:rsid="001d83b6" officeooo:paragraph-rsid="00267d79" style:font-size-asian="16pt" style:font-size-complex="16pt"/>
    </style:style>
    <style:style style:name="P19" style:family="paragraph" style:parent-style-name="List_20_Paragraph" style:list-style-name="WWNum1">
      <style:text-properties fo:color="#000000" fo:font-size="16pt" officeooo:paragraph-rsid="001d83b6" style:font-size-asian="16pt" style:font-size-complex="16pt"/>
    </style:style>
    <style:style style:name="P20" style:family="paragraph" style:parent-style-name="List_20_Paragraph">
      <style:text-properties fo:font-variant="normal" fo:text-transform="none" fo:color="#000000" style:font-name="Verdana" fo:font-size="10.5pt" fo:letter-spacing="normal" fo:font-style="normal" fo:font-weight="bold" officeooo:rsid="002100c7" officeooo:paragraph-rsid="002100c7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fo:font-size="16pt" officeooo:rsid="001f4171" officeooo:paragraph-rsid="001f4171" style:font-size-asian="16pt" style:font-size-complex="16pt"/>
    </style:style>
    <style:style style:name="P22" style:family="paragraph" style:parent-style-name="List_20_Paragraph" style:list-style-name="WWNum1">
      <style:paragraph-properties fo:margin-left="0.5626in" fo:margin-right="0in" fo:text-indent="-0.3126in" style:auto-text-indent="false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font-name="Verdana" fo:font-size="10.5pt" fo:letter-spacing="normal" fo:font-style="normal" fo:font-weight="bold"/>
    </style:style>
    <style:style style:name="T2" style:family="text">
      <style:text-properties fo:font-variant="normal" fo:text-transform="none" fo:color="#000000" style:font-name="Verdana" fo:font-size="10.5pt" fo:letter-spacing="normal" fo:font-style="normal" fo:font-weight="bold" officeooo:rsid="002100c7"/>
    </style:style>
    <style:style style:name="T3" style:family="text">
      <style:text-properties fo:font-variant="normal" fo:text-transform="none" fo:color="#000000" style:font-name="Verdana" fo:font-size="10.5pt" fo:letter-spacing="normal" fo:font-style="normal" fo:font-weight="bold" officeooo:rsid="0021a217"/>
    </style:style>
    <style:style style:name="T4" style:family="text">
      <style:text-properties fo:font-variant="normal" fo:text-transform="none" fo:color="#000000" style:font-name="Verdana" fo:font-size="10.5pt" fo:letter-spacing="normal" fo:font-style="normal" fo:font-weight="bold" officeooo:rsid="002401b7"/>
    </style:style>
    <style:style style:name="T5" style:family="text">
      <style:text-properties officeooo:rsid="002100c7" style:font-size-asian="16pt" style:font-size-complex="16pt"/>
    </style:style>
    <style:style style:name="T6" style:family="text">
      <style:text-properties fo:color="#000000" officeooo:rsid="002100c7" style:font-size-asian="16pt" style:font-size-complex="16pt"/>
    </style:style>
    <style:style style:name="T7" style:family="text">
      <style:text-properties officeooo:rsid="00250bb0"/>
    </style:style>
    <style:style style:name="T8" style:family="text">
      <style:text-properties fo:color="#1e90ff"/>
    </style:style>
    <style:style style:name="T9" style:family="text">
      <style:text-properties fo:color="#1e90ff" officeooo:rsid="00267d79"/>
    </style:style>
    <style:style style:name="T10" style:family="text">
      <style:text-properties officeooo:rsid="002b79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QL Exercises</text:p>
      <text:p text:style-name="P14">https://www.w3schools.com/sql/trysql.asp?filename=trysql_desc</text:p>
      <text:p text:style-name="P1"/>
      <text:list xml:id="list2920399291" text:style-name="WWNum1">
        <text:list-item>
          <text:p text:style-name="P16">Show all rows for Customers</text:p>
          <text:p text:style-name="P17">SELECT * <text:span text:style-name="T7">FROM </text:span>Customers;</text:p>
        </text:list-item>
      </text:list>
      <text:p text:style-name="P3"/>
      <text:list xml:id="list162808035448399" text:continue-numbering="true" text:style-name="WWNum1">
        <text:list-item>
          <text:p text:style-name="P16">Show only Contact name information for Customers</text:p>
        </text:list-item>
      </text:list>
      <text:p text:style-name="P2">SELECT Contact<text:span text:style-name="T7"> name </text:span></text:p>
      <text:list xml:id="list162807604560918" text:continue-numbering="true" text:style-name="WWNum1">
        <text:list-header>
          <text:p text:style-name="P18">SELECT ContactName FROM Customers;</text:p>
        </text:list-header>
      </text:list>
      <text:p text:style-name="P6"/>
      <text:list xml:id="list162807885766635" text:continue-numbering="true" text:style-name="WWNum1">
        <text:list-item>
          <text:p text:style-name="P16">Show all unique combinations between Cities and Countries for the customers</text:p>
        </text:list-item>
      </text:list>
      <text:p text:style-name="P4"><text:span text:style-name="T9">SELECT </text:span><text:span text:style-name="T8">DISTINCT </text:span><text:span text:style-name="T9">City, Country FROM Customers;</text:span></text:p>
      <text:p text:style-name="P4"/>
      <text:list xml:id="list162807918852667" text:continue-numbering="true" text:style-name="WWNum1">
        <text:list-item>
          <text:p text:style-name="P16">Insert 3 new Customers</text:p>
        </text:list-item>
      </text:list>
      <text:p text:style-name="P21"><text:s text:c="9"/></text:p>
      <text:p text:style-name="P12">INSERT INTO Customers (CustomerName, Address, City,PostalCode,Country)</text:p>
      <text:p text:style-name="P10">VALUES (<text:span text:style-name="T10">`</text:span>Hop Trop','Lenika 25','Sofia','1000','Bulgaria');</text:p>
      <text:p text:style-name="P9"/>
      <text:list xml:id="list162807062657235" text:continue-numbering="true" text:style-name="WWNum1">
        <text:list-item>
          <text:p text:style-name="P19">Move all orders made by Andrew Fuller to Nancy Davolio</text:p>
        </text:list-item>
      </text:list>
      <text:p text:style-name="P7"><text:span text:style-name="T6">SELECT * FROM</text:span><text:span text:style-name="T5"> </text:span><text:span text:style-name="T1">EmployeeID</text:span><text:span text:style-name="T2">2 </text:span></text:p>
      <text:p text:style-name="P20">WHERE</text:p>
      <text:p text:style-name="P20"/>
      <text:p text:style-name="P11"><text:span text:style-name="T2">INSERT INTO </text:span><text:span text:style-name="T3">Orders</text:span><text:span text:style-name="T2"> (</text:span><text:span text:style-name="T1">OrderID</text:span><text:span text:style-name="T2">, CustomerID, EmployeeID, OrderDate, ShipperID) SELECT * FROM Suppliers WHERE </text:span><text:span text:style-name="T4">EmployeeID</text:span><text:span text:style-name="T2">='</text:span><text:span text:style-name="T4">1</text:span><text:span text:style-name="T2">';</text:span></text:p>
      <text:p text:style-name="P20"/>
      <text:p text:style-name="P8"><text:span text:style-name="T1">INSERT INTO </text:span><text:span text:style-name="T3">Orders </text:span><text:span text:style-name="T1">SELECT * FROM [Orders] WHERE EmployeeID='2';</text:span></text:p>
      <text:p text:style-name="P20"/>
      <text:list xml:id="list162809114756942" text:continue-numbering="true" text:style-name="WWNum1">
        <text:list-item>
          <text:p text:style-name="P15">Group all products by category and show category name</text:p>
        </text:list-item>
      </text:list>
      <text:p text:style-name="P5">GROUP BY</text:p>
      <text:list xml:id="list162808258324170" text:continue-numbering="true" text:style-name="WWNum1">
        <text:list-item>
          <text:p text:style-name="P15"><text:soft-page-break/>Sort all employees by Last Name and delete the last one. Do not remember to move all his/her orders to another colleague</text:p>
        </text:list-item>
      </text:list>
      <text:p text:style-name="P1"/>
      <text:list xml:id="list162807547585398" text:continue-numbering="true" text:style-name="WWNum1">
        <text:list-item>
          <text:p text:style-name="P15">Show all customers without orders</text:p>
        </text:list-item>
      </text:list>
      <text:p text:style-name="P1"/>
      <text:list xml:id="list162808477387066" text:continue-numbering="true" text:style-name="WWNum1">
        <text:list-item>
          <text:p text:style-name="P15">Show all products including 'ch' in its name with price between 10 and 20</text:p>
        </text:list-item>
      </text:list>
      <text:p text:style-name="P1"/>
      <text:list xml:id="list162807200827540" text:continue-numbering="true" text:style-name="WWNum1">
        <text:list-item>
          <text:p text:style-name="P22"><text:s/>Group all products from 9 by category and sort by count in descending ord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Tahoma, Arial, Helvetica, sans-serif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ahoma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Tahoma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</meta:initial-creator>
    <meta:editing-cycles>6</meta:editing-cycles>
    <meta:creation-date>2018-06-25T22:55:00</meta:creation-date>
    <dc:date>2019-01-23T17:08:12.501890094</dc:date>
    <meta:editing-duration>PT2H5M44S</meta:editing-duration>
    <meta:generator>LibreOffice/6.1.4.2$Linux_X86_64 LibreOffice_project/10$Build-2</meta:generator>
    <meta:document-statistic meta:table-count="0" meta:image-count="0" meta:object-count="0" meta:page-count="2" meta:paragraph-count="24" meta:word-count="171" meta:character-count="1158" meta:non-whitespace-character-count="10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